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906" officeooo:paragraph-rsid="00161906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7b7c2"/>
    </style:style>
    <style:style style:name="T4" style:family="text">
      <style:text-properties fo:language="en" fo:country="US" officeooo:rsid="0017b7c2"/>
    </style:style>
    <style:style style:name="T5" style:family="text">
      <style:text-properties fo:language="ru" fo:country="RU" officeooo:rsid="00182f3a"/>
    </style:style>
    <style:style style:name="T6" style:family="text">
      <style:text-properties fo:language="ru" fo:country="RU" officeooo:rsid="00193f46"/>
    </style:style>
    <style:style style:name="T7" style:family="text">
      <style:text-properties fo:language="ru" fo:country="RU" officeooo:rsid="0019a8a6"/>
    </style:style>
    <style:style style:name="T8" style:family="text">
      <style:text-properties fo:language="ru" fo:country="RU" officeooo:rsid="001b6dbb"/>
    </style:style>
    <style:style style:name="T9" style:family="text">
      <style:text-properties fo:language="en" fo:country="US" officeooo:rsid="001b6dbb"/>
    </style:style>
    <style:style style:name="T10" style:family="text">
      <style:text-properties fo:language="ru" fo:country="RU" officeooo:rsid="001d14ff"/>
    </style:style>
    <style:style style:name="T11" style:family="text">
      <style:text-properties fo:language="ru" fo:country="RU" officeooo:rsid="001e1b6d"/>
    </style:style>
    <style:style style:name="T12" style:family="text">
      <style:text-properties fo:language="en" fo:country="US" officeooo:rsid="001e1b6d"/>
    </style:style>
    <style:style style:name="T13" style:family="text">
      <style:text-properties fo:language="ru" fo:country="RU" officeooo:rsid="001fc2d0"/>
    </style:style>
    <style:style style:name="T14" style:family="text">
      <style:text-properties fo:language="ru" fo:country="RU" officeooo:rsid="002243a3"/>
    </style:style>
    <style:style style:name="T15" style:family="text">
      <style:text-properties fo:language="ru" fo:country="RU" officeooo:rsid="002352c1"/>
    </style:style>
    <style:style style:name="T16" style:family="text">
      <style:text-properties fo:language="en" fo:country="US" officeooo:rsid="002352c1"/>
    </style:style>
    <style:style style:name="T17" style:family="text">
      <style:text-properties fo:language="ru" fo:country="RU" officeooo:rsid="00252c98"/>
    </style:style>
    <style:style style:name="T18" style:family="text">
      <style:text-properties fo:language="en" fo:country="US" officeooo:rsid="00252c98"/>
    </style:style>
    <style:style style:name="T19" style:family="text">
      <style:text-properties fo:language="ru" fo:country="RU" officeooo:rsid="0029dad7"/>
    </style:style>
    <style:style style:name="T20" style:family="text">
      <style:text-properties fo:language="en" fo:country="US" officeooo:rsid="0026be4c"/>
    </style:style>
    <style:style style:name="T21" style:family="text">
      <style:text-properties fo:language="ru" fo:country="RU" officeooo:rsid="002ace83"/>
    </style:style>
    <style:style style:name="T22" style:family="text">
      <style:text-properties fo:language="ru" fo:country="RU" officeooo:rsid="0026be4c"/>
    </style:style>
    <style:style style:name="T23" style:family="text">
      <style:text-properties fo:language="ru" fo:country="RU" officeooo:rsid="0028b3e3"/>
    </style:style>
    <style:style style:name="T24" style:family="text">
      <style:text-properties fo:language="ru" fo:country="RU" officeooo:rsid="002c93f3"/>
    </style:style>
    <style:style style:name="T25" style:family="text">
      <style:text-properties fo:language="en" fo:country="US" officeooo:rsid="002c93f3"/>
    </style:style>
    <style:style style:name="T26" style:family="text">
      <style:text-properties fo:language="ru" fo:country="RU" officeooo:rsid="002d16a9"/>
    </style:style>
    <style:style style:name="T27" style:family="text">
      <style:text-properties fo:language="en" fo:country="US" officeooo:rsid="002d16a9"/>
    </style:style>
    <style:style style:name="T28" style:family="text">
      <style:text-properties fo:language="ru" fo:country="RU" officeooo:rsid="002eeaac"/>
    </style:style>
    <style:style style:name="T29" style:family="text">
      <style:text-properties fo:language="ru" fo:country="RU" officeooo:rsid="003223b5"/>
    </style:style>
    <style:style style:name="T30" style:family="text">
      <style:text-properties fo:language="ru" fo:country="RU" officeooo:rsid="003249f2"/>
    </style:style>
    <style:style style:name="T31" style:family="text">
      <style:text-properties fo:language="ru" fo:country="RU" officeooo:rsid="0032b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ковыряться во вкладке <text:span text:style-name="T1">network <text:line-break/></text:span><text:span text:style-name="T2">понять что там за возможность фильтровки запросов через фильтр <text:line-break/></text:span><text:span text:style-name="T3">потестить метод </text:span><text:span text:style-name="T4">copy as curl </text:span><text:span text:style-name="T3">и </text:span><text:span text:style-name="T4">copy as fatch</text:span><text:span text:style-name="T2"><text:line-break/><text:line-break/>Чтотакое куки и кеш и нафига они тестировщику</text:span><text:span text:style-name="T3">с<text:line-break/>Сколько паралельных запросов может отправить браузер на один домен? <text:line-break/></text:span><text:span text:style-name="T5">Чем авторизация от аунтонтификации отличается<text:line-break/></text:span><text:span text:style-name="T6">коды ошибок<text:line-break/></text:span><text:span text:style-name="T7">чем отличается авторизация/аутентификация/ индентификация<text:line-break/><text:line-break/><text:line-break/></text:span><text:span text:style-name="T8">Какие <text:s/>у меня самые частые задачки?<text:line-break/>Ретесты?<text:line-break/>Регресы?<text:line-break/>На чем тестим? Свагер или постмаН?<text:line-break/>Если <text:s/>фронт готов а бек нет, как тестить?<text:line-break/>Сниферы трафика как использовать?<text:line-break/>Как чарли использовать? Тестирование фронта без бекенда<text:line-break/>как описаны требования к тестированию<text:line-break/>Какие могут быть форматы требований?юзер стори?функциональное требование или не функциональное<text:line-break/>что перед и после<text:line-break/>Как юх юай требования выглядят?<text:line-break/>Методы проведения </text:span><text:span text:style-name="T9">ux </text:span><text:span text:style-name="T8">тестирования </text:span><text:span text:style-name="T9">a/b </text:span><text:span text:style-name="T8">тестирование<text:line-break/><text:line-break/></text:span><text:span text:style-name="T10">В ЧЕМ различие регреса от приемочного<text:line-break/></text:span><text:span text:style-name="T11">Приципы </text:span><text:span text:style-name="T12">Agile<text:line-break/></text:span><text:span text:style-name="T13">как отправляются картинки через пост <text:line-break/><text:line-break/></text:span><text:span text:style-name="T14">как работают веб хуки и колбеки<text:line-break/>Приме</text:span><text:span text:style-name="T15">ры на </text:span><text:span text:style-name="T16">xml<text:line-break/> </text:span><text:span text:style-name="T17">в консоли логи только </text:span><text:span text:style-name="T18">js ? </text:span><text:span text:style-name="T17">Или другие еще<text:line-break/></text:span><text:span text:style-name="T19">кеши и куки . </text:span><text:span text:style-name="T20"><text:line-break/></text:span><text:span text:style-name="T21">Идемпотентность</text:span><text:span text:style-name="T20"><text:line-break/>Как</text:span><text:span text:style-name="T22"> разруливаете конфликты. <text:line-break/>История о <text:s/>большом фейле <text:line-break/>История о крупном достижении <text:line-break/>Почему выхотите в нашу компанию<text:line-break/></text:span><text:span text:style-name="T23"><text:line-break/><text:line-break/>Вернуться ли данные из зап<text:line-break/></text:span><text:span text:style-name="T24">что такое локал </text:span><text:span text:style-name="T25">storage<text:line-break/></text:span><text:span text:style-name="T26">отличие </text:span><text:span text:style-name="T27">storage </text:span><text:span text:style-name="T26">От кук<text:line-break/><text:line-break/></text:span><text:span text:style-name="T28">сохраняются ли значения при обрыве интеренера при заполнение полей. Или при отправки на сервер что происходит во время обрыва. Когда мы кидаем и ждем ответ. <text:line-break/><text:line-break/></text:span><text:span text:style-name="T29">ПИСАЛ ЛИ Я ДОКУМЕНТАЦИЮ ИЛИ ДОБАВЛЯЛ?<text:line-break/><text:line-break/></text:span><text:span text:style-name="T30">Куда скидываются отчеты о тестировании?<text:line-break/><text:line-break/></text:span><text:span text:style-name="T31">Как обеспечивается матрица просабилити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11:48:14.291244500</meta:creation-date>
    <dc:date>2025-08-24T18:15:48.773508200</dc:date>
    <meta:editing-duration>P1DT20H12M33S</meta:editing-duration>
    <meta:editing-cycles>17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218" meta:character-count="1518" meta:non-whitespace-character-count="1276"/>
  </office:meta>
</office:document-meta>
</file>